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9.656cm" fo:min-width="20.587cm"/>
    </style:style>
    <style:style style:name="gr2" style:family="graphic" style:parent-style-name="standard">
      <style:graphic-properties svg:stroke-color="#000000" draw:fill="solid" draw:fill-color="#ffdaa2" draw:textarea-horizontal-align="justify" draw:textarea-vertical-align="middle" draw:auto-grow-height="false" fo:min-height="2.652cm" fo:min-width="19.419cm"/>
    </style:style>
    <style:style style:name="gr3" style:family="graphic" style:parent-style-name="standard">
      <style:graphic-properties svg:stroke-color="#000000" draw:fill="solid" draw:fill-color="#fff9ae" draw:textarea-horizontal-align="justify" draw:textarea-vertical-align="middle" draw:auto-grow-height="false" fo:min-height="1.434cm" fo:min-width="1.388cm"/>
    </style:style>
    <style:style style:name="gr4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1.434cm" fo:min-width="1.3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6.559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1.608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2.167cm"/>
    </style:style>
    <style:style style:name="gr8" style:family="graphic" style:parent-style-name="standard">
      <style:graphic-properties svg:stroke-color="#000000" draw:fill="solid" draw:fill-color="#8ccfb7" draw:textarea-horizontal-align="justify" draw:textarea-vertical-align="middle" draw:auto-grow-height="false" fo:min-height="1.206cm" fo:min-width="1.508cm"/>
    </style:style>
    <style:style style:name="gr9" style:family="graphic" style:parent-style-name="standard">
      <style:graphic-properties svg:stroke-color="#000000" draw:fill="solid" draw:fill-color="#8ccfb7" draw:textarea-horizontal-align="justify" draw:textarea-vertical-align="middle" draw:auto-grow-height="false" fo:min-height="1.434cm" fo:min-width="1.388cm"/>
    </style:style>
    <style:style style:name="gr1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3.055cm"/>
    </style:style>
    <style:style style:name="gr12" style:family="graphic" style:parent-style-name="standard">
      <style:graphic-properties svg:stroke-color="#000000" draw:fill="solid" draw:fill-color="#dfcce4" draw:textarea-horizontal-align="justify" draw:textarea-vertical-align="middle" draw:auto-grow-height="false" fo:min-height="3.536cm" fo:min-width="3.5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3.608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2cm" fo:min-width="0.70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2cm" fo:min-width="0.7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426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1.534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2.028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1cm" fo:min-width="2.1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3.141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2.45cm" fo:min-width="6.072cm"/>
    </style:style>
    <style:style style:name="gr2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2.45cm" fo:min-width="6.296cm"/>
    </style:style>
    <style:style style:name="gr24" style:family="graphic" style:parent-style-name="standard">
      <style:graphic-properties svg:stroke-color="#000000" draw:fill="solid" draw:fill-color="#fff9ae" draw:textarea-horizontal-align="justify" draw:textarea-vertical-align="middle" draw:auto-grow-height="false" fo:min-height="2.544cm" fo:min-width="3.564cm"/>
    </style:style>
    <style:style style:name="gr25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824cm" fo:min-width="3.5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95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68cm" fo:min-width="4.834cm"/>
    </style:style>
    <style:style style:name="gr29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036cm" fo:min-width="4.0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06cm" fo:min-width="4.834cm"/>
    </style:style>
    <style:style style:name="gr3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2.036cm" fo:min-width="4.072cm"/>
    </style:style>
    <style:style style:name="gr34" style:family="graphic" style:parent-style-name="standard">
      <style:graphic-properties svg:stroke-color="#000000" draw:fill="solid" draw:fill-color="#ffdaa2" draw:textarea-horizontal-align="justify" draw:textarea-vertical-align="middle" draw:auto-grow-height="false" fo:min-height="2.036cm" fo:min-width="4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6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465cm"/>
    </style:style>
    <style:style style:name="gr3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895cm"/>
    </style:style>
    <style:style style:name="gr38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768cm" fo:min-width="3.894cm"/>
    </style:style>
    <style:style style:name="gr39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2cm" fo:min-width="0.517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5cm" fo:min-width="0.771cm"/>
    </style:style>
    <style:style style:name="gr4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474cm" fo:min-width="2.802cm"/>
    </style:style>
    <style:style style:name="gr4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458cm" fo:min-width="2.802cm"/>
    </style:style>
    <style:style style:name="gr44" style:family="graphic" style:parent-style-name="standard">
      <style:graphic-properties draw:stroke="dash" draw:stroke-dash="Fine_20_Dashed" svg:stroke-color="#000000" draw:fill="solid" draw:fill-color="#eeeeee" draw:textarea-horizontal-align="justify" draw:textarea-vertical-align="middle" draw:auto-grow-height="false" fo:min-height="0.458cm" fo:min-width="2.802cm"/>
    </style:style>
    <style:style style:name="gr4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1.18cm" fo:min-width="6.296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652cm" fo:min-width="4.834cm"/>
    </style:style>
    <style:style style:name="gr47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2.754cm" fo:min-width="5.18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c2e0ae"/>
      <style:paragraph-properties fo:text-align="center"/>
    </style:style>
    <style:style style:name="P2" style:family="paragraph">
      <loext:graphic-properties draw:fill="solid" draw:fill-color="#ffdaa2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solid" draw:fill-color="#fff9a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adc5e7"/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8ccfb7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solid" draw:fill-color="#8ccfb7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solid" draw:fill-color="#dfcce4"/>
      <style:paragraph-properties fo:text-align="center"/>
    </style:style>
    <style:style style:name="P14" style:family="paragraph">
      <style:text-properties fo:font-size="9pt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style:text-properties fo:font-size="11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fff9ae"/>
      <style:paragraph-properties fo:text-align="center"/>
      <style:text-properties fo:font-size="10pt" fo:font-style="normal" style:font-style-asian="normal" style:font-style-complex="normal"/>
    </style:style>
    <style:style style:name="P24" style:family="paragraph">
      <loext:graphic-properties draw:fill="solid" draw:fill-color="#f7a19a"/>
      <style:paragraph-properties fo:text-align="center"/>
      <style:text-properties fo:font-size="10pt" fo:font-style="normal" style:font-style-asian="normal" style:font-style-complex="normal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P26" style:family="paragraph">
      <loext:graphic-properties draw:fill="solid" draw:fill-color="#ffffff"/>
      <style:paragraph-properties fo:text-align="center"/>
      <style:text-properties fo:font-size="10pt"/>
    </style:style>
    <style:style style:name="P27" style:family="paragraph">
      <loext:graphic-properties draw:fill="solid" draw:fill-color="#fffbcc"/>
      <style:paragraph-properties fo:text-align="center"/>
      <style:text-properties fo:font-size="10pt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loext:graphic-properties draw:fill="solid" draw:fill-color="#c2e0ae"/>
      <style:paragraph-properties fo:text-align="center"/>
      <style:text-properties fo:font-size="10pt"/>
    </style:style>
    <style:style style:name="P30" style:family="paragraph">
      <loext:graphic-properties draw:fill="solid" draw:fill-color="#ffdaa2"/>
      <style:paragraph-properties fo:text-align="center"/>
      <style:text-properties fo:font-size="10pt"/>
    </style:style>
    <style:style style:name="P31" style:family="paragraph">
      <loext:graphic-properties draw:fill="solid" draw:fill-color="#fff200"/>
      <style:paragraph-properties fo:text-align="center"/>
      <style:text-properties fo:font-size="10pt"/>
    </style:style>
    <style:style style:name="P32" style:family="paragraph">
      <loext:graphic-properties draw:fill="solid" draw:fill-color="#ffffff"/>
      <style:paragraph-properties fo:text-align="center"/>
      <style:text-properties fo:font-size="8pt"/>
    </style:style>
    <style:style style:name="P33" style:family="paragraph">
      <loext:graphic-properties draw:fill="solid" draw:fill-color="#eeeeee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-color="#ffffff"/>
    </style:style>
    <style:style style:name="P35" style:family="paragraph">
      <loext:graphic-properties draw:fill="solid" draw:fill-color="#fffbcc"/>
      <style:paragraph-properties fo:text-align="center"/>
      <style:text-properties style:font-name="LM Mono Light 1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/>
    </style:style>
    <style:style style:name="T8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0pt" fo:font-weight="bold" style:font-weight-asian="bold" style:font-weight-complex="bold"/>
    </style:style>
    <style:style style:name="T10" style:family="text">
      <style:text-properties fo:font-size="8pt"/>
    </style:style>
    <style:style style:name="T11" style:family="text">
      <style:text-properties style:font-name="LM Mono Light 10" fo:font-size="8pt" style:font-size-asian="8pt" style:font-size-complex="8pt"/>
    </style:style>
    <style:style style:name="T12" style:family="text">
      <style:text-properties style:font-name="LM Mono Light 1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1.087cm" svg:height="9.906cm" svg:x="3.55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919cm" svg:height="2.902cm" svg:x="4.125cm" svg:y="3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3.002cm" svg:height="2.676cm" svg:x="14.969cm" svg:y="7.899cm">
          <text:p text:style-name="P3"><text:span text:style-name="T1">User</text:span></text:p>
          <text:p text:style-name="P3"><text:span text:style-name="T1">Servic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1" draw:id="id1" draw:layer="layout" svg:width="3.002cm" svg:height="2.676cm" svg:x="5.285cm" svg:y="7.898cm">
          <text:p text:style-name="P3"><text:span text:style-name="T1">Data </text:span></text:p>
          <text:p text:style-name="P3"><text:span text:style-name="T1">Validation</text:span></text:p>
          <text:p text:style-name="P3"><text:span text:style-name="T1">Servic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7.059cm" svg:height="0.7cm" svg:x="4.191cm" svg:y="4.166cm">
          <draw:text-box>
            <text:p text:style-name="P6"><text:span text:style-name="T1">REST API Gateway (Play Framework) </text:span></text:p>
          </draw:text-box>
        </draw:frame>
        <draw:custom-shape draw:style-name="gr6" draw:text-style-name="P8" xml:id="id3" draw:id="id3" draw:layer="layout" svg:width="2.108cm" svg:height="1.201cm" svg:x="4.719cm" svg:y="5.095cm">
          <text:p text:style-name="P3"><text:span text:style-name="T1">ETL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2.667cm" svg:height="1.201cm" svg:x="7.415cm" svg:y="5.095cm">
          <text:p text:style-name="P3"><text:span text:style-name="T1">Data </text:span><text:span text:style-name="T1">Quality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08cm" svg:height="1.456cm" svg:x="12.724cm" svg:y="10.275cm">
          <text:p text:style-name="P9"><text:span text:style-name="T2"/></text:p>
          <text:p text:style-name="P9"><text:span text:style-name="T2">bwHC</text:span></text:p>
          <text:p text:style-name="P9"><text:span text:style-name="T2">Connector</text:span></text:p>
          <text:p text:style-name="P9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2" draw:id="id2" draw:layer="layout" svg:width="3.002cm" svg:height="2.676cm" svg:x="11.01cm" svg:y="7.899cm">
          <text:p text:style-name="P3"><text:span text:style-name="T1">Query</text:span></text:p>
          <text:p text:style-name="P3"><text:span text:style-name="T1">Servic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0" draw:text-style-name="P12" draw:layer="layout" draw:type="line" svg:x1="8.287cm" svg:y1="9.236cm" svg:x2="11.01cm" svg:y2="9.237cm" draw:start-shape="id1" draw:start-glue-point="7" draw:end-shape="id2" draw:end-glue-point="5" svg:d="M8287 9236l2723 1" svg:viewBox="0 0 2724 2">
          <text:p/>
        </draw:connector>
        <draw:connector draw:style-name="gr10" draw:text-style-name="P12" draw:layer="layout" draw:type="line" svg:x1="5.773cm" svg:y1="6.296cm" svg:x2="6.786cm" svg:y2="7.898cm" draw:start-shape="id3" draw:start-glue-point="2" draw:end-shape="id1" draw:end-glue-point="4" svg:d="M5773 6296l1013 1602" svg:viewBox="0 0 1014 1603">
          <text:p/>
        </draw:connector>
        <draw:connector draw:style-name="gr10" draw:text-style-name="P12" draw:layer="layout" draw:type="line" svg:x1="8.748cm" svg:y1="6.296cm" svg:x2="6.786cm" svg:y2="7.898cm" draw:start-shape="id4" draw:start-glue-point="2" draw:end-shape="id1" draw:end-glue-point="4" svg:d="M8748 6296l-1962 1602" svg:viewBox="0 0 1963 1603">
          <text:p/>
        </draw:connector>
        <draw:custom-shape draw:style-name="gr11" draw:text-style-name="P8" xml:id="id5" draw:id="id5" draw:layer="layout" svg:width="3.555cm" svg:height="1.201cm" svg:x="10.743cm" svg:y="5.095cm">
          <text:p text:style-name="P3"><text:span text:style-name="T1">Query / Reporting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type="line" svg:x1="12.52cm" svg:y1="6.296cm" svg:x2="12.511cm" svg:y2="7.899cm" draw:start-shape="id5" draw:start-glue-point="2" draw:end-shape="id2" svg:d="M12520 6296l-9 1603" svg:viewBox="0 0 10 1604">
          <text:p/>
        </draw:connector>
        <draw:custom-shape draw:style-name="gr12" draw:text-style-name="P13" xml:id="id7" draw:id="id7" draw:layer="layout" svg:width="4.035cm" svg:height="3.786cm" svg:x="18.781cm" svg:y="7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4.108cm" svg:height="0.718cm" svg:x="18.831cm" svg:y="10.756cm">
          <draw:text-box>
            <text:p text:style-name="P14"><text:span text:style-name="T3">Catalo</text:span><text:span text:style-name="T3">gs / </text:span><text:span text:style-name="T3">ValueS</text:span><text:span text:style-name="T3">ets</text:span></text:p>
          </draw:text-box>
        </draw:frame>
        <draw:custom-shape draw:style-name="gr14" draw:text-style-name="P16" draw:layer="layout" svg:width="1.201cm" svg:height="0.874cm" svg:x="19.201cm" svg:y="8.545cm">
          <text:p text:style-name="P9"><text:span text:style-name="T2">ICD-10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6" draw:layer="layout" svg:width="1.214cm" svg:height="0.874cm" svg:x="20.723cm" svg:y="8.546cm">
          <text:p text:style-name="P9"><text:span text:style-name="T2">HGNC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7" draw:layer="layout" svg:width="0.926cm" svg:height="0.756cm" svg:x="21.89cm" svg:y="8.553cm">
          <draw:text-box>
            <text:p text:style-name="P6"><text:span text:style-name="T1">...</text:span></text:p>
          </draw:text-box>
        </draw:frame>
        <draw:custom-shape draw:style-name="gr17" draw:text-style-name="P8" xml:id="id6" draw:id="id6" draw:layer="layout" svg:width="2.034cm" svg:height="1.201cm" svg:x="18.218cm" svg:y="5.095cm">
          <text:p text:style-name="P3"><text:span text:style-name="T1">Catalogs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7" draw:layer="layout" draw:type="line" svg:x1="19.235cm" svg:y1="6.296cm" svg:x2="20.798cm" svg:y2="7.898cm" draw:start-shape="id6" draw:start-glue-point="2" draw:end-shape="id7" svg:d="M19235 6296l1563 1602" svg:viewBox="0 0 1564 1603">
          <text:p/>
        </draw:connector>
        <draw:custom-shape draw:style-name="gr18" draw:text-style-name="P8" xml:id="id8" draw:id="id8" draw:layer="layout" svg:width="2.528cm" svg:height="1.201cm" svg:x="14.939cm" svg:y="5.095cm">
          <text:p text:style-name="P3"><text:span text:style-name="T1">User Mgmt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7" draw:layer="layout" draw:type="line" svg:x1="16.203cm" svg:y1="6.296cm" svg:x2="16.47cm" svg:y2="7.899cm" draw:start-shape="id8" draw:start-glue-point="2" draw:end-shape="id9" draw:end-glue-point="4" svg:d="M16203 6296l267 1603" svg:viewBox="0 0 268 1604">
          <text:p/>
        </draw:connector>
        <draw:custom-shape draw:style-name="gr19" draw:text-style-name="P8" xml:id="id10" draw:id="id10" draw:layer="layout" svg:width="2.674cm" svg:height="1.201cm" svg:x="20.85cm" svg:y="5.095cm">
          <text:p text:style-name="P3"><text:span text:style-name="T1">Peer-to-peer</text:span></text:p>
          <text:p text:style-name="P3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7" draw:layer="layout" draw:type="line" svg:x1="22.187cm" svg:y1="6.296cm" svg:x2="12.511cm" svg:y2="7.899cm" draw:start-shape="id10" draw:start-glue-point="2" draw:end-shape="id2" draw:end-glue-point="4" svg:d="M22187 6296l-9676 1603" svg:viewBox="0 0 9677 1604">
          <text:p/>
        </draw:connector>
        <draw:frame draw:style-name="gr20" draw:text-style-name="P19" draw:layer="layout" svg:width="3.576cm" svg:height="0.874cm" svg:x="3.771cm" svg:y="2.875cm">
          <draw:text-box>
            <text:p text:style-name="P18"><text:span text:style-name="T4">bwH</text:span><text:span text:style-name="T4">C </text:span><text:span text:style-name="T4">Back</text:span><text:span text:style-name="T4">end</text:span></text:p>
          </draw:text-box>
        </draw:frame>
        <draw:custom-shape draw:style-name="gr14" draw:text-style-name="P16" draw:layer="layout" svg:width="1.201cm" svg:height="0.874cm" svg:x="19.201cm" svg:y="9.646cm">
          <text:p text:style-name="P9"><text:span text:style-name="T2">ICD-O-3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16" draw:layer="layout" svg:width="1.201cm" svg:height="0.874cm" svg:x="20.801cm" svg:y="9.646cm">
          <text:p text:style-name="P9"><text:span text:style-name="T2">ATC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2" draw:text-style-name="P1" draw:layer="layout" svg:width="6.572cm" svg:height="12.7cm" svg:x="16.542cm" svg:y="1.77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6.796cm" svg:height="12.7cm" svg:x="8.198cm" svg:y="1.7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3" draw:id="id13" draw:layer="layout" svg:width="4.064cm" svg:height="2.794cm" svg:x="17.85cm" svg:y="10.714cm">
          <text:p text:style-name="P22"><text:span text:style-name="T5">“</text:span><text:span text:style-name="T5">User-facing” APIs</text:span></text:p>
          <text:p text:style-name="P22"><text:span text:style-name="T5"/></text:p>
          <text:p text:style-name="P22"><text:span text:style-name="T5">/bwhc/user/api/…</text:span></text:p>
          <text:p text:style-name="P22"><text:span text:style-name="T5">/bwhc/mtb/api/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xml:id="id17" draw:id="id17" draw:layer="layout" svg:width="4.064cm" svg:height="2.074cm" svg:x="17.78cm" svg:y="7.204cm">
          <text:p text:style-name="P22"><text:span text:style-name="T5">ETL API</text:span></text:p>
          <text:p text:style-name="P22"><text:span text:style-name="T5"/></text:p>
          <text:p text:style-name="P22"><text:span text:style-name="T5">/bwhc/etl/api/…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xml:id="id15" draw:id="id15" draw:layer="layout" svg:width="4.064cm" svg:height="2.074cm" svg:x="17.85cm" svg:y="3.506cm">
          <text:p text:style-name="P22"><text:span text:style-name="T5">Peer-to-peer API</text:span></text:p>
          <text:p text:style-name="P22"><text:span text:style-name="T5"/></text:p>
          <text:p text:style-name="P22"><text:span text:style-name="T5">/bwhc/peer2peer/api/…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3.427cm" svg:height="0.725cm" svg:x="16.709cm" svg:y="1.84cm">
          <draw:text-box>
            <text:p><text:span text:style-name="T6">bwHC Backend</text:span></text:p>
          </draw:text-box>
        </draw:frame>
        <draw:frame draw:style-name="gr27" draw:text-style-name="P25" draw:layer="layout" svg:width="5.595cm" svg:height="0.725cm" svg:x="8.31cm" svg:y="1.941cm">
          <draw:text-box>
            <text:p><text:span text:style-name="T6">Reverse Proxy (e.g. </text:span><text:span text:style-name="T6">Nginx)</text:span></text:p>
          </draw:text-box>
        </draw:frame>
        <draw:custom-shape draw:style-name="gr28" draw:text-style-name="P26" draw:layer="layout" svg:width="5.334cm" svg:height="4.318cm" svg:x="8.89cm" svg:y="9.398cm">
          <text:p text:style-name="P22"><text:span text:style-name="T7">SSL/TLS Endpoint</text:span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draw:enhanced-geometry svg:viewBox="0 0 21600 21600" draw:type="rectangle" draw:enhanced-path="M 0 0 L 21600 0 21600 21600 0 21600 0 0 Z N"/>
        </draw:custom-shape>
        <draw:custom-shape draw:style-name="gr29" draw:text-style-name="P27" xml:id="id11" draw:id="id11" draw:layer="layout" svg:width="4.572cm" svg:height="2.286cm" svg:x="2.068cm" svg:y="11.122cm">
          <text:p text:style-name="P22"><text:span text:style-name="T7">Browser</text:span></text:p>
          <text:p text:style-name="P22"><text:span text:style-name="T7"/></text:p>
          <text:p text:style-name="P22"><text:span text:style-name="T7">(Local)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6.64cm" svg:y1="12.265cm" svg:x2="9.86cm" svg:y2="12.15cm" draw:start-shape="id11" draw:start-glue-point="1" draw:end-shape="id12" draw:end-glue-point="3" svg:d="M6640 12265l3220-115" svg:viewBox="0 0 3221 116">
          <text:p/>
        </draw:connector>
        <draw:connector draw:style-name="gr10" draw:text-style-name="P12" draw:layer="layout" draw:type="line" svg:x1="13.162cm" svg:y1="12.15cm" svg:x2="17.85cm" svg:y2="12.111cm" draw:start-shape="id12" draw:start-glue-point="1" draw:end-shape="id13" svg:d="M13162 12150l4688-39" svg:viewBox="0 0 4689 40">
          <text:p/>
        </draw:connector>
        <draw:frame draw:style-name="gr30" draw:text-style-name="P28" draw:layer="layout" svg:width="1.653cm" svg:height="0.645cm" svg:x="6.591cm" svg:y="11.655cm">
          <draw:text-box>
            <text:p><text:span text:style-name="T2">HTTPS</text:span></text:p>
          </draw:text-box>
        </draw:frame>
        <draw:frame draw:style-name="gr31" draw:text-style-name="P28" draw:layer="layout" svg:width="1.421cm" svg:height="0.645cm" svg:x="15.035cm" svg:y="11.676cm">
          <draw:text-box>
            <text:p><text:span text:style-name="T2">HTTP</text:span></text:p>
          </draw:text-box>
        </draw:frame>
        <draw:custom-shape draw:style-name="gr32" draw:text-style-name="P26" draw:layer="layout" svg:width="5.334cm" svg:height="4.456cm" svg:x="8.89cm" svg:y="3.672cm">
          <text:p text:style-name="P22"><text:span text:style-name="T8">mutual</text:span><text:span text:style-name="T7"> SSL/TLS Endpoint</text:span></text:p>
          <text:p text:style-name="P22"><text:span text:style-name="T7">(Client Certificate Auth.)</text:span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3.162cm" svg:y1="5.642cm" svg:x2="17.85cm" svg:y2="4.543cm" draw:start-shape="id14" draw:start-glue-point="1" draw:end-shape="id15" draw:end-glue-point="3" svg:d="M13162 5642l4688-1099" svg:viewBox="0 0 4689 1100">
          <text:p/>
        </draw:connector>
        <draw:connector draw:style-name="gr10" draw:text-style-name="P12" draw:layer="layout" draw:type="line" svg:x1="13.162cm" svg:y1="6.65cm" svg:x2="17.78cm" svg:y2="8.241cm" draw:start-shape="id16" draw:start-glue-point="1" draw:end-shape="id17" svg:d="M13162 6650l4618 1591" svg:viewBox="0 0 4619 1592">
          <text:p/>
        </draw:connector>
        <draw:frame draw:style-name="gr31" draw:text-style-name="P28" draw:layer="layout" svg:width="1.421cm" svg:height="0.645cm" svg:x="14.994cm" svg:y="5.088cm">
          <draw:text-box>
            <text:p><text:span text:style-name="T2">HTTP</text:span></text:p>
          </draw:text-box>
        </draw:frame>
        <draw:custom-shape draw:style-name="gr33" draw:text-style-name="P29" xml:id="id18" draw:id="id18" draw:layer="layout" svg:width="4.572cm" svg:height="2.286cm" svg:x="1.986cm" svg:y="2.886cm">
          <text:p text:style-name="P22"><text:span text:style-name="T7">bwHC Node</text:span></text:p>
          <text:p text:style-name="P22"><text:span text:style-name="T7"/></text:p>
          <text:p text:style-name="P22"><text:span text:style-name="T7">(External)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19" draw:id="id19" draw:layer="layout" svg:width="4.572cm" svg:height="2.286cm" svg:x="1.986cm" svg:y="6.986cm">
          <text:p text:style-name="P22"><text:span text:style-name="T7">MTB-File</text:span></text:p>
          <text:p text:style-name="P22"><text:span text:style-name="T7">ETL Set-up</text:span></text:p>
          <text:p text:style-name="P22"><text:span text:style-name="T7"/></text:p>
          <text:p text:style-name="P22"><text:span text:style-name="T7">(Local)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6.558cm" svg:y1="4.029cm" svg:x2="9.86cm" svg:y2="5.642cm" draw:start-shape="id18" draw:start-glue-point="1" draw:end-shape="id14" draw:end-glue-point="3" svg:d="M6558 4029l3302 1613" svg:viewBox="0 0 3303 1614">
          <text:p/>
        </draw:connector>
        <draw:connector draw:style-name="gr10" draw:text-style-name="P12" draw:layer="layout" draw:type="line" svg:x1="6.558cm" svg:y1="8.129cm" svg:x2="9.86cm" svg:y2="6.65cm" draw:start-shape="id19" draw:start-glue-point="1" draw:end-shape="id16" draw:end-glue-point="3" svg:d="M6558 8129l3302-1479" svg:viewBox="0 0 3303 1480">
          <text:p/>
        </draw:connector>
        <draw:frame draw:style-name="gr35" draw:text-style-name="P28" draw:layer="layout" svg:width="1.839cm" svg:height="1.433cm" svg:x="6.658cm" svg:y="6.334cm">
          <draw:text-box>
            <text:p><text:span text:style-name="T2">HTTPS</text:span></text:p>
            <text:p><text:span text:style-name="T2">w/ client</text:span></text:p>
            <text:p><text:span text:style-name="T2">x509</text:span></text:p>
          </draw:text-box>
        </draw:frame>
        <draw:custom-shape draw:style-name="gr36" draw:text-style-name="P31" draw:layer="layout" svg:width="3.964cm" svg:height="2.286cm" svg:x="21.69cm" svg:y="11.438cm">
          <text:p text:style-name="P22"><text:span text:style-name="T7">Secured</text:span></text:p>
          <text:p text:style-name="P22"><text:span text:style-name="T7">via login mechanism</text:span></text:p>
          <text:p text:style-name="P22"><text:span text:style-name="T7">(OAuth 2.0</text:span></text:p>
          <text:p text:style-name="P22"><text:span text:style-name="T7">Bearer Toke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7" draw:text-style-name="P31" draw:layer="layout" svg:width="4.394cm" svg:height="2.286cm" svg:x="21.768cm" svg:y="3.902cm">
          <text:p text:style-name="P22"><text:span text:style-name="T9">MUST</text:span><text:span text:style-name="T7"> be secured via</text:span></text:p>
          <text:p text:style-name="P22"><text:span text:style-name="T7">mutual TLS</text:span></text:p>
          <text:p text:style-name="P22"><text:span text:style-name="T7">(Client Certificate 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8" draw:text-style-name="P31" draw:layer="layout" svg:width="4.393cm" svg:height="2.286cm" svg:x="21.69cm" svg:y="7.458cm">
          <text:p text:style-name="P22"><text:span text:style-name="T9">SHOULD</text:span><text:span text:style-name="T7"> be secured via</text:span></text:p>
          <text:p text:style-name="P22"><text:span text:style-name="T7">mutual TLS</text:span></text:p>
          <text:p text:style-name="P22"><text:span text:style-name="T7">(Client Certificate Auth.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9" draw:text-style-name="P12" draw:layer="layout" draw:type="line" svg:x1="6.558cm" svg:y1="8.129cm" svg:x2="9.86cm" svg:y2="11.15cm" draw:start-shape="id19" draw:start-glue-point="1" draw:end-shape="id20" svg:d="M6558 8129l3302 3021" svg:viewBox="0 0 3303 3022">
          <text:p/>
        </draw:connector>
        <draw:connector draw:style-name="gr39" draw:text-style-name="P12" draw:layer="layout" draw:type="line" svg:x1="13.162cm" svg:y1="11.15cm" svg:x2="17.78cm" svg:y2="8.241cm" draw:start-shape="id20" draw:start-glue-point="1" draw:end-shape="id17" svg:d="M13162 11150l4618-2909" svg:viewBox="0 0 4619 2910">
          <text:p/>
        </draw:connector>
        <draw:custom-shape draw:style-name="gr40" draw:text-style-name="P32" draw:layer="layout" svg:width="1.016cm" svg:height="1.27cm" svg:x="11.43cm" svg:y="7.366cm">
          <text:p text:style-name="P22"><text:span text:style-name="T10">x509</text:span></text:p>
          <text:p text:style-name="P22"><text:span text:style-name="T10">Server</text:span></text:p>
          <text:p text:style-name="P22"><text:span text:style-name="T10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0" draw:text-style-name="P32" draw:layer="layout" svg:width="1.016cm" svg:height="1.27cm" svg:x="12.954cm" svg:y="12.8cm">
          <text:p text:style-name="P22"><text:span text:style-name="T10">x509</text:span></text:p>
          <text:p text:style-name="P22"><text:span text:style-name="T10">Server</text:span></text:p>
          <text:p text:style-name="P22"><text:span text:style-name="T10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32" draw:layer="layout" svg:width="1.27cm" svg:height="1.523cm" svg:x="12.7cm" svg:y="7.213cm">
          <text:p text:style-name="P22"><text:span text:style-name="T10">bwHC</text:span></text:p>
          <text:p text:style-name="P22"><text:span text:style-name="T10">CA</text:span></text:p>
          <text:p text:style-name="P22"><text:span text:style-name="T10">(trusted</text:span></text:p>
          <text:p text:style-name="P22"><text:span text:style-name="T10">C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33" xml:id="id14" draw:id="id14" draw:layer="layout" svg:width="3.302cm" svg:height="0.724cm" svg:x="9.86cm" svg:y="5.28cm">
          <text:p text:style-name="P22"><text:span text:style-name="T2">/bwhc/peer2peer/api/...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xml:id="id16" draw:id="id16" draw:layer="layout" svg:width="3.302cm" svg:height="0.708cm" svg:x="9.86cm" svg:y="6.296cm">
          <text:p text:style-name="P22"><text:span text:style-name="T2">/bwhc/etl/api/...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xml:id="id12" draw:id="id12" draw:layer="layout" svg:width="3.302cm" svg:height="0.708cm" svg:x="9.86cm" svg:y="11.796cm">
          <text:p text:style-name="P22"><text:span text:style-name="T2">/bwhc/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xml:id="id20" draw:id="id20" draw:layer="layout" svg:width="3.302cm" svg:height="0.708cm" svg:x="9.86cm" svg:y="10.796cm">
          <text:p text:style-name="P22"><text:span text:style-name="T2">/bwhc/etl/api/...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53cm" svg:height="0.645cm" svg:x="6.592cm" svg:y="9.156cm">
          <draw:text-box>
            <text:p><text:span text:style-name="T2">HTTPS</text:span></text:p>
          </draw:text-box>
        </draw:frame>
        <draw:frame draw:style-name="gr35" draw:text-style-name="P28" draw:layer="layout" svg:width="1.839cm" svg:height="1.433cm" svg:x="6.659cm" svg:y="2.935cm">
          <draw:text-box>
            <text:p><text:span text:style-name="T2">HTTPS</text:span></text:p>
            <text:p><text:span text:style-name="T2">w/ client</text:span></text:p>
            <text:p><text:span text:style-name="T2">x509</text:span></text:p>
          </draw:text-box>
        </draw:frame>
        <draw:frame draw:style-name="gr31" draw:text-style-name="P28" draw:layer="layout" svg:width="1.421cm" svg:height="0.645cm" svg:x="14.995cm" svg:y="6.889cm">
          <draw:text-box>
            <text:p><text:span text:style-name="T2">HTTP</text:span></text:p>
          </draw:text-box>
        </draw:frame>
        <draw:frame draw:style-name="gr31" draw:text-style-name="P28" draw:layer="layout" svg:width="1.421cm" svg:height="0.645cm" svg:x="14.995cm" svg:y="9.089cm">
          <draw:text-box>
            <text:p><text:span text:style-name="T2">HTTP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21" draw:layer="layout" svg:width="6.796cm" svg:height="11.43cm" svg:x="10.898cm" svg:y="2.286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5.595cm" svg:height="0.725cm" svg:x="11.01cm" svg:y="2.441cm">
          <draw:text-box>
            <text:p><text:span text:style-name="T6">Web Server (e.g. </text:span><text:span text:style-name="T6">Nginx)</text:span></text:p>
          </draw:text-box>
        </draw:frame>
        <draw:custom-shape draw:style-name="gr46" draw:text-style-name="P26" draw:layer="layout" svg:width="5.334cm" svg:height="8.902cm" svg:x="11.59cm" svg:y="3.798cm">
          <text:p text:style-name="P22"><text:span text:style-name="T7">Outgoing Proxy</text:span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text:p text:style-name="P22"><text:span text:style-name="T7"/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1.016cm" svg:height="1.27cm" svg:x="12.192cm" svg:y="10.784cm">
          <text:p text:style-name="P22"><text:span text:style-name="T10">x509</text:span></text:p>
          <text:p text:style-name="P22"><text:span text:style-name="T10">Client</text:span></text:p>
          <text:p text:style-name="P22"><text:span text:style-name="T10">Ce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3" xml:id="id22" draw:id="id22" draw:layer="layout" svg:width="3.302cm" svg:height="0.708cm" svg:x="12.446cm" svg:y="5.396cm">
          <text:p text:style-name="P22"><text:span text:style-name="T2">/SiteA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5" draw:id="id25" draw:layer="layout" svg:width="4.572cm" svg:height="2.286cm" svg:x="20.882cm" svg:y="2.64cm">
          <text:p text:style-name="P22"><text:span text:style-name="T7">bwHC Node</text:span></text:p>
          <text:p text:style-name="P22"><text:span text:style-name="T7"/></text:p>
          <text:p text:style-name="P22"><text:span text:style-name="T7">(Site A)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6" draw:id="id26" draw:layer="layout" svg:width="4.572cm" svg:height="2.286cm" svg:x="20.882cm" svg:y="6.104cm">
          <text:p text:style-name="P22"><text:span text:style-name="T7">bwHC Node</text:span></text:p>
          <text:p text:style-name="P22"><text:span text:style-name="T7"/></text:p>
          <text:p text:style-name="P22"><text:span text:style-name="T7">(Site B)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7" draw:id="id27" draw:layer="layout" svg:width="4.572cm" svg:height="2.286cm" svg:x="20.882cm" svg:y="11.068cm">
          <text:p text:style-name="P22"><text:span text:style-name="T7">bwHC Node</text:span></text:p>
          <text:p text:style-name="P22"><text:span text:style-name="T7"/></text:p>
          <text:p text:style-name="P22"><text:span text:style-name="T7">(Site N)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5.68cm" svg:height="3.402cm" svg:x="2.286cm" svg:y="8.636cm">
          <text:p text:style-name="P22"><text:span text:style-name="T11"/></text:p>
          <text:p text:style-name="P22"><text:span text:style-name="T11"/></text:p>
          <text:p text:style-name="P22"><text:span text:style-name="T12">Site A → http://ProxyHost/SiteA</text:span></text:p>
          <text:p text:style-name="P22"><text:span text:style-name="T12">Site B → http://ProxyHost/SiteB</text:span></text:p>
          <text:p text:style-name="P22"><text:span text:style-name="T12">...</text:span></text:p>
          <text:p text:style-name="P22"><text:span text:style-name="T12">Site N → http://ProxyHost/Site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9" xml:id="id21" draw:id="id21" draw:layer="layout" svg:width="4.572cm" svg:height="2.286cm" svg:x="3.994cm" svg:y="6.604cm">
          <text:p text:style-name="P22"><text:span text:style-name="T7">bwHC Node</text:span></text:p>
          <text:p text:style-name="P22"><text:span text:style-name="T7"/></text:p>
          <text:p text:style-name="P22"><text:span text:style-name="T7">(Local)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xml:id="id23" draw:id="id23" draw:layer="layout" svg:width="3.302cm" svg:height="0.708cm" svg:x="12.446cm" svg:y="6.796cm">
          <text:p text:style-name="P22"><text:span text:style-name="T2">/SiteB</text:span></text:p>
          <draw:enhanced-geometry svg:viewBox="0 0 21600 21600" draw:type="rectangle" draw:enhanced-path="M 0 0 L 21600 0 21600 21600 0 21600 0 0 Z N"/>
        </draw:custom-shape>
        <draw:custom-shape draw:style-name="gr43" draw:text-style-name="P33" xml:id="id24" draw:id="id24" draw:layer="layout" svg:width="3.302cm" svg:height="0.708cm" svg:x="12.446cm" svg:y="9.496cm">
          <text:p text:style-name="P22"><text:span text:style-name="T2">/SiteN</text:span></text:p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0.599cm" svg:height="1.433cm" svg:x="22.889cm" svg:y="9.1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48" draw:text-style-name="P7" draw:layer="layout" svg:width="0.599cm" svg:height="1.433cm" svg:x="13.79cm" svg:y="7.745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49" draw:text-style-name="P7" draw:layer="layout" svg:width="1.61cm" svg:height="0.645cm" svg:x="2.3cm" svg:y="8.829cm">
          <draw:text-box>
            <text:p><text:span text:style-name="T1">Config:</text:span></text:p>
          </draw:text-box>
        </draw:frame>
        <draw:connector draw:style-name="gr10" draw:text-style-name="P12" draw:layer="layout" draw:type="line" svg:x1="8.566cm" svg:y1="7.747cm" svg:x2="12.446cm" svg:y2="5.75cm" draw:start-shape="id21" draw:start-glue-point="1" draw:end-shape="id22" svg:d="M8566 7747l3880-1997" svg:viewBox="0 0 3881 1998">
          <text:p/>
        </draw:connector>
        <draw:connector draw:style-name="gr10" draw:text-style-name="P12" draw:layer="layout" draw:type="line" svg:x1="8.566cm" svg:y1="7.747cm" svg:x2="12.446cm" svg:y2="7.15cm" draw:start-shape="id21" draw:start-glue-point="1" draw:end-shape="id23" svg:d="M8566 7747l3880-597" svg:viewBox="0 0 3881 598">
          <text:p/>
        </draw:connector>
        <draw:connector draw:style-name="gr10" draw:text-style-name="P12" draw:layer="layout" draw:type="line" svg:x1="8.566cm" svg:y1="7.747cm" svg:x2="12.446cm" svg:y2="9.85cm" draw:start-shape="id21" draw:start-glue-point="1" draw:end-shape="id24" svg:d="M8566 7747l3880 2103" svg:viewBox="0 0 3881 2104">
          <text:p/>
        </draw:connector>
        <draw:connector draw:style-name="gr10" draw:text-style-name="P12" draw:layer="layout" draw:type="line" svg:x1="15.748cm" svg:y1="5.75cm" svg:x2="20.882cm" svg:y2="3.783cm" draw:start-shape="id22" draw:start-glue-point="1" draw:end-shape="id25" svg:d="M15748 5750l5134-1967" svg:viewBox="0 0 5135 1968">
          <text:p/>
        </draw:connector>
        <draw:connector draw:style-name="gr10" draw:text-style-name="P12" draw:layer="layout" draw:type="line" svg:x1="15.748cm" svg:y1="7.15cm" svg:x2="20.882cm" svg:y2="7.247cm" draw:start-shape="id23" draw:start-glue-point="1" draw:end-shape="id26" svg:d="M15748 7150l5134 97" svg:viewBox="0 0 5135 98">
          <text:p/>
        </draw:connector>
        <draw:connector draw:style-name="gr10" draw:text-style-name="P12" draw:layer="layout" draw:type="line" svg:x1="15.748cm" svg:y1="9.85cm" svg:x2="20.882cm" svg:y2="12.211cm" draw:start-shape="id24" draw:start-glue-point="1" draw:end-shape="id27" svg:d="M15748 9850l5134 2361" svg:viewBox="0 0 5135 2362">
          <text:p/>
        </draw:connector>
        <draw:frame draw:style-name="gr35" draw:text-style-name="P28" draw:layer="layout" svg:width="1.839cm" svg:height="1.433cm" svg:x="18.388cm" svg:y="3.283cm">
          <draw:text-box>
            <text:p><text:span text:style-name="T2">HTTPS</text:span></text:p>
            <text:p><text:span text:style-name="T2">w/ client</text:span></text:p>
            <text:p><text:span text:style-name="T2">x509</text:span></text:p>
          </draw:text-box>
        </draw:frame>
        <draw:frame draw:style-name="gr35" draw:text-style-name="P28" draw:layer="layout" svg:width="1.839cm" svg:height="1.433cm" svg:x="18.481cm" svg:y="6.096cm">
          <draw:text-box>
            <text:p><text:span text:style-name="T2">HTTPS</text:span></text:p>
            <text:p><text:span text:style-name="T2">w/ client</text:span></text:p>
            <text:p><text:span text:style-name="T2">x509</text:span></text:p>
          </draw:text-box>
        </draw:frame>
        <draw:frame draw:style-name="gr35" draw:text-style-name="P28" draw:layer="layout" svg:width="1.839cm" svg:height="1.433cm" svg:x="18.542cm" svg:y="11.738cm">
          <draw:text-box>
            <text:p><text:span text:style-name="T2">HTTPS</text:span></text:p>
            <text:p><text:span text:style-name="T2">w/ client</text:span></text:p>
            <text:p><text:span text:style-name="T2">x509</text:span></text:p>
          </draw:text-box>
        </draw:frame>
        <draw:frame draw:style-name="gr31" draw:text-style-name="P28" draw:layer="layout" svg:width="1.421cm" svg:height="0.645cm" svg:x="9.144cm" svg:y="7.62cm">
          <draw:text-box>
            <text:p><text:span text:style-name="T2">HTTP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Light 10" svg:font-family="'LM Mono Light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en Clin</meta:initial-creator>
    <meta:creation-date>2021-03-23T11:19:53.948541583</meta:creation-date>
    <dc:date>2021-12-07T09:05:19.812342620</dc:date>
    <dc:creator>Lucien Clin</dc:creator>
    <meta:editing-duration>PT1H38M36S</meta:editing-duration>
    <meta:editing-cycles>43</meta:editing-cycles>
    <meta:generator>LibreOffice/6.0.7.3$Linux_X86_64 LibreOffice_project/00m0$Build-3</meta:generator>
    <meta:document-statistic meta:object-count="118"/>
  </office:meta>
</office:document-meta>
</file>